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149cm"/>
    </style:style>
    <style:style style:name="co3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table table:name="mis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OUSSE IRLANDAISE</text:p>
          </table:table-cell>
          <table:table-cell office:value-type="string" calcext:value-type="string">
            <text:p>Éclaircisseur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HLORURE DE CALCIUM</text:p>
          </table:table-cell>
          <table:table-cell office:value-type="string" calcext:value-type="string">
            <text:p>Sel ou acid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HLORURE DE MAGNÉSIUM </text:p>
          </table:table-cell>
          <table:table-cell office:value-type="string" calcext:value-type="string">
            <text:p>Sel ou acid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ULFATE DE CALCIUM </text:p>
          </table:table-cell>
          <table:table-cell office:value-type="string" calcext:value-type="string">
            <text:p>Sel ou acid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table:style-name="ce1" office:value-type="string" calcext:value-type="string">
            <text:p>SULFATE DE MAGNÉSIUM </text:p>
          </table:table-cell>
          <table:table-cell office:value-type="string" calcext:value-type="string">
            <text:p>Sel ou acid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ÉCORCES D'ORANGES AMÈRES</text:p>
          </table:table-cell>
          <table:table-cell office:value-type="string" calcext:value-type="string">
            <text:p>Agent de flaveur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RAINES DE CORIANDRE</text:p>
          </table:table-cell>
          <table:table-cell office:value-type="string" calcext:value-type="string">
            <text:p>Épic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ICARBONATE DE SODIUM </text:p>
          </table:table-cell>
          <table:table-cell office:value-type="string" calcext:value-type="string">
            <text:p>Sel ou acid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CHAUX ÉTEINTE <text:s/>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CIDE LACTIQUE 80 %</text:p>
          </table:table-cell>
          <table:table-cell office:value-type="string" calcext:value-type="string">
            <text:p>Sel ou acide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CIDE LACTIQUE 88 %</text:p>
          </table:table-cell>
          <table:table-cell office:value-type="string" calcext:value-type="string">
            <text:p>Sel ou acide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CIDE PHOSPHORIQUE 85 %</text:p>
          </table:table-cell>
          <table:table-cell office:value-type="string" calcext:value-type="string">
            <text:p>Sel ou acide</text:p>
          </table:table-cell>
          <table:table-cell office:value-type="string" calcext:value-type="string">
            <text:p>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/00/0000</text:date>, <text:time style:data-style-name="N2" text:time-value="07:40:49.242218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phpMyAdmin 5.2.1-1.fc38</meta:initial-creator>
    <meta:creation-date>2023-07-19T04:22:30+00:00</meta:creation-date>
    <dc:date>2023-07-19T07:41:01.356069843</dc:date>
    <meta:editing-duration>PT28M14S</meta:editing-duration>
    <meta:editing-cycles>4</meta:editing-cycles>
    <meta:document-statistic meta:table-count="1" meta:cell-count="48" meta:object-count="0"/>
  </office:meta>
</office:document-meta>
</file>